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473cm"/>
    </style:style>
    <style:style style:name="co3" style:family="table-column">
      <style:table-column-properties fo:break-before="auto" style:column-width="6.994cm"/>
    </style:style>
    <style:style style:name="co4" style:family="table-column">
      <style:table-column-properties fo:break-before="auto" style:column-width="2.572cm"/>
    </style:style>
    <style:style style:name="co5" style:family="table-column">
      <style:table-column-properties fo:break-before="auto" style:column-width="3.147cm"/>
    </style:style>
    <style:style style:name="co6" style:family="table-column">
      <style:table-column-properties fo:break-before="auto" style:column-width="2.639cm"/>
    </style:style>
    <style:style style:name="co7" style:family="table-column">
      <style:table-column-properties fo:break-before="auto" style:column-width="2.50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2" table:default-cell-style-name="ce2"/>
        <table:table-column table:style-name="co1" table:default-cell-style-name="ce1"/>
        <table:table-column table:style-name="co2" table:default-cell-style-name="ce2"/>
        <table:table-column table:style-name="co1" table:default-cell-style-name="ce1"/>
        <table:table-column table:style-name="co2" table:default-cell-style-name="ce2"/>
        <table:table-column table:style-name="co1" table:default-cell-style-name="ce1"/>
        <table:table-column table:style-name="co2" table:default-cell-style-name="ce2"/>
        <table:table-column table:style-name="co1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2"/>
        <table:table-column table:style-name="co5" table:default-cell-style-name="ce1"/>
        <table:table-column table:style-name="co2" table:default-cell-style-name="ce2"/>
        <table:table-column table:style-name="co1" table:default-cell-style-name="ce1"/>
        <table:table-column table:style-name="co2" table:default-cell-style-name="ce2"/>
        <table:table-column table:style-name="co1" table:default-cell-style-name="ce1"/>
        <table:table-column table:style-name="co2" table:default-cell-style-name="ce2"/>
        <table:table-column table:style-name="co6" table:default-cell-style-name="ce2"/>
        <table:table-column table:style-name="co2" table:default-cell-style-name="ce2"/>
        <table:table-column table:style-name="co1" table:default-cell-style-name="ce1"/>
        <table:table-column table:style-name="co2" table:default-cell-style-name="ce2"/>
        <table:table-column table:style-name="co1" table:number-columns-repeated="9" table:default-cell-style-name="ce1"/>
        <table:table-column table:style-name="co7" table:default-cell-style-name="ce1"/>
        <table:table-column table:style-name="co1" table:number-columns-repeated="990" table:default-cell-style-name="ce1"/>
        <table:table-row table:style-name="ro1">
          <table:table-cell office:value-type="string">
            <text:p>Card ID</text:p>
          </table:table-cell>
          <table:table-cell table:style-name="ce1"/>
          <table:table-cell office:value-type="string">
            <text:p>Name</text:p>
          </table:table-cell>
          <table:table-cell table:style-name="ce1"/>
          <table:table-cell office:value-type="string">
            <text:p>Country ID</text:p>
          </table:table-cell>
          <table:table-cell table:style-name="ce1"/>
          <table:table-cell office:value-type="string">
            <text:p>Type</text:p>
          </table:table-cell>
          <table:table-cell table:style-name="ce1"/>
          <table:table-cell office:value-type="string">
            <text:p>Health</text:p>
          </table:table-cell>
          <table:table-cell table:style-name="ce1"/>
          <table:table-cell office:value-type="string">
            <text:p>Defence AIR</text:p>
          </table:table-cell>
          <table:table-cell table:style-name="ce1"/>
          <table:table-cell office:value-type="string">
            <text:p>Defence LAND</text:p>
          </table:table-cell>
          <table:table-cell table:style-name="ce1"/>
          <table:table-cell office:value-type="string">
            <text:p>Defence NAVAL</text:p>
          </table:table-cell>
          <table:table-cell table:style-name="ce1"/>
          <table:table-cell office:value-type="string">
            <text:p>Attack AIR</text:p>
          </table:table-cell>
          <table:table-cell table:style-name="ce1"/>
          <table:table-cell office:value-type="string">
            <text:p>Attack LAND</text:p>
          </table:table-cell>
          <table:table-cell table:style-name="ce1"/>
          <table:table-cell table:style-name="ce1" office:value-type="string">
            <text:p>Attack NAVAL</text:p>
          </table:table-cell>
          <table:table-cell table:style-name="ce1"/>
          <table:table-cell office:value-type="string">
            <text:p>ImageID</text:p>
          </table:table-cell>
          <table:table-cell table:style-name="ce1"/>
          <table:table-cell table:number-columns-repeated="1000"/>
        </table:table-row>
        <table:table-row table:style-name="ro1">
          <table:table-cell office:value-type="float" office:value="2000001">
            <text:p>2000001</text:p>
          </table:table-cell>
          <table:table-cell office:value-type="string">
            <text:p>;</text:p>
          </table:table-cell>
          <table:table-cell office:value-type="string">
            <text:p>Livgardet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6">
            <text:p>16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406">
            <text:p>406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02">
            <text:p>2000002</text:p>
          </table:table-cell>
          <table:table-cell office:value-type="string">
            <text:p>;</text:p>
          </table:table-cell>
          <table:table-cell office:value-type="string">
            <text:p>JAS 39 Grip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30">
            <text:p>30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25">
            <text:p>2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425">
            <text:p>425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03">
            <text:p>2000003</text:p>
          </table:table-cell>
          <table:table-cell office:value-type="string">
            <text:p>;</text:p>
          </table:table-cell>
          <table:table-cell office:value-type="string">
            <text:p>Saab 340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0">
            <text:p>5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353">
            <text:p>353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04">
            <text:p>2000004</text:p>
          </table:table-cell>
          <table:table-cell office:value-type="string">
            <text:p>;</text:p>
          </table:table-cell>
          <table:table-cell office:value-type="string">
            <text:p>K12 HMS Malma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2">
            <text:p>2</text:p>
          </table:table-cell>
          <table:table-cell office:value-type="string">
            <text:p>;</text:p>
          </table:table-cell>
          <table:table-cell office:value-type="float" office:value="60">
            <text:p>6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0">
            <text:p>5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table:style-name="ce1" office:value-type="float" office:value="60">
            <text:p>60</text:p>
          </table:table-cell>
          <table:table-cell office:value-type="string">
            <text:p>;</text:p>
          </table:table-cell>
          <table:table-cell office:value-type="float" office:value="9">
            <text:p>9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05">
            <text:p>2000005</text:p>
          </table:table-cell>
          <table:table-cell office:value-type="string">
            <text:p>;</text:p>
          </table:table-cell>
          <table:table-cell office:value-type="string">
            <text:p>HMS Gavle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2">
            <text:p>2</text:p>
          </table:table-cell>
          <table:table-cell office:value-type="string">
            <text:p>;</text:p>
          </table:table-cell>
          <table:table-cell office:value-type="float" office:value="50">
            <text:p>5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0">
            <text:p>5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table:style-name="ce1" office:value-type="float" office:value="70">
            <text:p>70</text:p>
          </table:table-cell>
          <table:table-cell office:value-type="string">
            <text:p>;</text:p>
          </table:table-cell>
          <table:table-cell office:value-type="float" office:value="62">
            <text:p>62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06">
            <text:p>2000006</text:p>
          </table:table-cell>
          <table:table-cell office:value-type="string">
            <text:p>;</text:p>
          </table:table-cell>
          <table:table-cell office:value-type="string">
            <text:p>2. Brigadstab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88">
            <text:p>88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07">
            <text:p>2000007</text:p>
          </table:table-cell>
          <table:table-cell office:value-type="string">
            <text:p>;</text:p>
          </table:table-cell>
          <table:table-cell office:value-type="string">
            <text:p>1. Tekniska Bataljo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694">
            <text:p>694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08">
            <text:p>2000008</text:p>
          </table:table-cell>
          <table:table-cell office:value-type="string">
            <text:p>;</text:p>
          </table:table-cell>
          <table:table-cell office:value-type="string">
            <text:p>3. Brigadstab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695">
            <text:p>695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09">
            <text:p>2000009</text:p>
          </table:table-cell>
          <table:table-cell office:value-type="string">
            <text:p>;</text:p>
          </table:table-cell>
          <table:table-cell office:value-type="string">
            <text:p>Livbataljon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696">
            <text:p>696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10">
            <text:p>2000010</text:p>
          </table:table-cell>
          <table:table-cell office:value-type="string">
            <text:p>;</text:p>
          </table:table-cell>
          <table:table-cell office:value-type="string">
            <text:p>13. Sakerhetsbataljo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697">
            <text:p>697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11">
            <text:p>2000011</text:p>
          </table:table-cell>
          <table:table-cell office:value-type="string">
            <text:p>;</text:p>
          </table:table-cell>
          <table:table-cell office:value-type="string">
            <text:p>21. Ingenjorsbataljon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698">
            <text:p>698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12">
            <text:p>2000012</text:p>
          </table:table-cell>
          <table:table-cell office:value-type="string">
            <text:p>;</text:p>
          </table:table-cell>
          <table:table-cell office:value-type="string">
            <text:p>22. Ingenjorsbataljonen</text:p>
          </table:table-cell>
          <table:table-cell office:value-type="string">
            <text:p>;</text:p>
          </table:table-cell>
          <table:table-cell table:style-name="ce3"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699">
            <text:p>699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13">
            <text:p>2000013</text:p>
          </table:table-cell>
          <table:table-cell office:value-type="string">
            <text:p>;</text:p>
          </table:table-cell>
          <table:table-cell office:value-type="string">
            <text:p>7. Latta bataljonen</text:p>
          </table:table-cell>
          <table:table-cell office:value-type="string">
            <text:p>;</text:p>
          </table:table-cell>
          <table:table-cell table:style-name="ce3"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00">
            <text:p>700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14">
            <text:p>2000014</text:p>
          </table:table-cell>
          <table:table-cell office:value-type="string">
            <text:p>;</text:p>
          </table:table-cell>
          <table:table-cell office:value-type="string">
            <text:p>7. Latta bataljonen</text:p>
          </table:table-cell>
          <table:table-cell office:value-type="string">
            <text:p>;</text:p>
          </table:table-cell>
          <table:table-cell table:style-name="ce3"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01">
            <text:p>701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15">
            <text:p>2000015</text:p>
          </table:table-cell>
          <table:table-cell office:value-type="string">
            <text:p>;</text:p>
          </table:table-cell>
          <table:table-cell office:value-type="string">
            <text:p>32. Underrattelsebataljonen</text:p>
          </table:table-cell>
          <table:table-cell office:value-type="string">
            <text:p>;</text:p>
          </table:table-cell>
          <table:table-cell table:style-name="ce3"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02">
            <text:p>702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16">
            <text:p>2000016</text:p>
          </table:table-cell>
          <table:table-cell office:value-type="string">
            <text:p>;</text:p>
          </table:table-cell>
          <table:table-cell office:value-type="string">
            <text:p>41. Mekaniserade bataljon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03">
            <text:p>703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17">
            <text:p>2000017</text:p>
          </table:table-cell>
          <table:table-cell office:value-type="string">
            <text:p>;</text:p>
          </table:table-cell>
          <table:table-cell office:value-type="string">
            <text:p>42. Mekaniserade bataljon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04">
            <text:p>704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18">
            <text:p>2000018</text:p>
          </table:table-cell>
          <table:table-cell office:value-type="string">
            <text:p>;</text:p>
          </table:table-cell>
          <table:table-cell office:value-type="string">
            <text:p>61. Luftvarnsbataljon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05">
            <text:p>705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19">
            <text:p>2000019</text:p>
          </table:table-cell>
          <table:table-cell office:value-type="string">
            <text:p>;</text:p>
          </table:table-cell>
          <table:table-cell office:value-type="string">
            <text:p>62. Luftvarnsbataljon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06">
            <text:p>706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20">
            <text:p>2000020</text:p>
          </table:table-cell>
          <table:table-cell office:value-type="string">
            <text:p>;</text:p>
          </table:table-cell>
          <table:table-cell office:value-type="string">
            <text:p>71. Mekaniserade bataljon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07">
            <text:p>707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21">
            <text:p>2000021</text:p>
          </table:table-cell>
          <table:table-cell office:value-type="string">
            <text:p>;</text:p>
          </table:table-cell>
          <table:table-cell office:value-type="string">
            <text:p>72. Mekaniserade bataljon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08">
            <text:p>708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22">
            <text:p>2000022</text:p>
          </table:table-cell>
          <table:table-cell office:value-type="string">
            <text:p>;</text:p>
          </table:table-cell>
          <table:table-cell office:value-type="string">
            <text:p>91. Artilleribataljo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09">
            <text:p>709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23">
            <text:p>2000023</text:p>
          </table:table-cell>
          <table:table-cell office:value-type="string">
            <text:p>;</text:p>
          </table:table-cell>
          <table:table-cell office:value-type="string">
            <text:p>92. Artilleribataljo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10">
            <text:p>710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24">
            <text:p>2000024</text:p>
          </table:table-cell>
          <table:table-cell office:value-type="string">
            <text:p>;</text:p>
          </table:table-cell>
          <table:table-cell office:value-type="string">
            <text:p>191. Mekaniserade bataljon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11">
            <text:p>711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25">
            <text:p>2000025</text:p>
          </table:table-cell>
          <table:table-cell office:value-type="string">
            <text:p>;</text:p>
          </table:table-cell>
          <table:table-cell office:value-type="string">
            <text:p>192. Mekaniserade bataljon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12">
            <text:p>712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26">
            <text:p>2000026</text:p>
          </table:table-cell>
          <table:table-cell office:value-type="string">
            <text:p>;</text:p>
          </table:table-cell>
          <table:table-cell office:value-type="string">
            <text:p>193. Jagarbataljon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13">
            <text:p>713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27">
            <text:p>2000027</text:p>
          </table:table-cell>
          <table:table-cell office:value-type="string">
            <text:p>;</text:p>
          </table:table-cell>
          <table:table-cell office:value-type="string">
            <text:p>1. CBRN-kompaniet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14">
            <text:p>714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28">
            <text:p>2000028</text:p>
          </table:table-cell>
          <table:table-cell office:value-type="string">
            <text:p>;</text:p>
          </table:table-cell>
          <table:table-cell office:value-type="string">
            <text:p>1. Transportkompaniet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15">
            <text:p>715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29">
            <text:p>2000029</text:p>
          </table:table-cell>
          <table:table-cell office:value-type="string">
            <text:p>;</text:p>
          </table:table-cell>
          <table:table-cell office:value-type="string">
            <text:p>1. Stridsvagnskompaniet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16">
            <text:p>716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30">
            <text:p>2000030</text:p>
          </table:table-cell>
          <table:table-cell office:value-type="string">
            <text:p>;</text:p>
          </table:table-cell>
          <table:table-cell office:value-type="string">
            <text:p>2. Stridsvagnskompaniet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17">
            <text:p>717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31">
            <text:p>2000031</text:p>
          </table:table-cell>
          <table:table-cell office:value-type="string">
            <text:p>;</text:p>
          </table:table-cell>
          <table:table-cell office:value-type="string">
            <text:p>3. Stridsvagnskompaniet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18">
            <text:p>718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32">
            <text:p>2000032</text:p>
          </table:table-cell>
          <table:table-cell office:value-type="string">
            <text:p>;</text:p>
          </table:table-cell>
          <table:table-cell office:value-type="string">
            <text:p>14. Militarpoliskompaniet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19">
            <text:p>719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 office:value-type="float" office:value="2000033">
            <text:p>2000033</text:p>
          </table:table-cell>
          <table:table-cell office:value-type="string">
            <text:p>;</text:p>
          </table:table-cell>
          <table:table-cell office:value-type="string">
            <text:p>15. Militarpoliskompaniet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20">
            <text:p>720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34">
            <text:p>2000034</text:p>
          </table:table-cell>
          <table:table-cell office:value-type="string">
            <text:p>;</text:p>
          </table:table-cell>
          <table:table-cell table:style-name="ce3" office:value-type="string">
            <text:p>Zapovjedna satnija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21">
            <text:p>721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35">
            <text:p>2000035</text:p>
          </table:table-cell>
          <table:table-cell office:value-type="string">
            <text:p>;</text:p>
          </table:table-cell>
          <table:table-cell table:style-name="ce3" office:value-type="string">
            <text:p>1. mehanizirana bojna "Tigrovi"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22">
            <text:p>722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36">
            <text:p>2000036</text:p>
          </table:table-cell>
          <table:table-cell office:value-type="string">
            <text:p>;</text:p>
          </table:table-cell>
          <table:table-cell table:style-name="ce3" office:value-type="string">
            <text:p>2. mehanizirana bojna "Gromovi"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23">
            <text:p>723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37">
            <text:p>2000037</text:p>
          </table:table-cell>
          <table:table-cell office:value-type="string">
            <text:p>;</text:p>
          </table:table-cell>
          <table:table-cell table:style-name="ce3" office:value-type="string">
            <text:p>1. motorizirana bojna "Vukovi"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24">
            <text:p>724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38">
            <text:p>2000038</text:p>
          </table:table-cell>
          <table:table-cell office:value-type="string">
            <text:p>;</text:p>
          </table:table-cell>
          <table:table-cell table:style-name="ce3" office:value-type="string">
            <text:p>2. motorizirana bojna "Pauci"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25">
            <text:p>725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39">
            <text:p>2000039</text:p>
          </table:table-cell>
          <table:table-cell office:value-type="string">
            <text:p>;</text:p>
          </table:table-cell>
          <table:table-cell table:style-name="ce3" office:value-type="string">
            <text:p>Topnicko-raketna bojna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26">
            <text:p>726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40">
            <text:p>2000040</text:p>
          </table:table-cell>
          <table:table-cell office:value-type="string">
            <text:p>;</text:p>
          </table:table-cell>
          <table:table-cell table:style-name="ce3" office:value-type="string">
            <text:p>Inzenjerijska bojna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27">
            <text:p>727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41">
            <text:p>2000041</text:p>
          </table:table-cell>
          <table:table-cell office:value-type="string">
            <text:p>;</text:p>
          </table:table-cell>
          <table:table-cell table:style-name="ce3" office:value-type="string">
            <text:p>Bojna PZO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28">
            <text:p>728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42">
            <text:p>2000042</text:p>
          </table:table-cell>
          <table:table-cell office:value-type="string">
            <text:p>;</text:p>
          </table:table-cell>
          <table:table-cell table:style-name="ce3" office:value-type="string">
            <text:p>Izvidnicka satnija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29">
            <text:p>729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43">
            <text:p>2000043</text:p>
          </table:table-cell>
          <table:table-cell office:value-type="string">
            <text:p>;</text:p>
          </table:table-cell>
          <table:table-cell table:style-name="ce3" office:value-type="string">
            <text:p>Satnija veze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30">
            <text:p>730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44">
            <text:p>2000044</text:p>
          </table:table-cell>
          <table:table-cell office:value-type="string">
            <text:p>;</text:p>
          </table:table-cell>
          <table:table-cell table:style-name="ce3" office:value-type="string">
            <text:p>Logisticka satnija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31">
            <text:p>731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45">
            <text:p>2000045</text:p>
          </table:table-cell>
          <table:table-cell office:value-type="string">
            <text:p>;</text:p>
          </table:table-cell>
          <table:table-cell table:style-name="ce3" office:value-type="string">
            <text:p>1. mehanizirana bojna "Sokolovi"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32">
            <text:p>732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46">
            <text:p>2000046</text:p>
          </table:table-cell>
          <table:table-cell office:value-type="string">
            <text:p>;</text:p>
          </table:table-cell>
          <table:table-cell table:style-name="ce3" office:value-type="string">
            <text:p>2. mehanizirana bojna "Pume"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33">
            <text:p>733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47">
            <text:p>2000047</text:p>
          </table:table-cell>
          <table:table-cell office:value-type="string">
            <text:p>;</text:p>
          </table:table-cell>
          <table:table-cell table:style-name="ce3" office:value-type="string">
            <text:p>Tenkovska bojna "Kune"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34">
            <text:p>734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48">
            <text:p>2000048</text:p>
          </table:table-cell>
          <table:table-cell office:value-type="string">
            <text:p>;</text:p>
          </table:table-cell>
          <table:table-cell table:style-name="ce3" office:value-type="string">
            <text:p>4. brigada rychleho nasazeni</text:p>
          </table:table-cell>
          <table:table-cell office:value-type="string">
            <text:p>;</text:p>
          </table:table-cell>
          <table:table-cell office:value-type="float" office:value="51">
            <text:p>5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35">
            <text:p>735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49">
            <text:p>2000049</text:p>
          </table:table-cell>
          <table:table-cell office:value-type="string">
            <text:p>;</text:p>
          </table:table-cell>
          <table:table-cell table:style-name="ce3" office:value-type="string">
            <text:p>41. mechanizovany prapor</text:p>
          </table:table-cell>
          <table:table-cell office:value-type="string">
            <text:p>;</text:p>
          </table:table-cell>
          <table:table-cell office:value-type="float" office:value="51">
            <text:p>5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36">
            <text:p>736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50">
            <text:p>2000050</text:p>
          </table:table-cell>
          <table:table-cell office:value-type="string">
            <text:p>;</text:p>
          </table:table-cell>
          <table:table-cell table:style-name="ce3" office:value-type="string">
            <text:p>42. mechanizovany prapor</text:p>
          </table:table-cell>
          <table:table-cell office:value-type="string">
            <text:p>;</text:p>
          </table:table-cell>
          <table:table-cell office:value-type="float" office:value="51">
            <text:p>5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37">
            <text:p>737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51">
            <text:p>2000051</text:p>
          </table:table-cell>
          <table:table-cell office:value-type="string">
            <text:p>;</text:p>
          </table:table-cell>
          <table:table-cell table:style-name="ce3" office:value-type="string">
            <text:p>43. vysadkovy prapor </text:p>
          </table:table-cell>
          <table:table-cell office:value-type="string">
            <text:p>;</text:p>
          </table:table-cell>
          <table:table-cell office:value-type="float" office:value="51">
            <text:p>5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38">
            <text:p>738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52">
            <text:p>2000052</text:p>
          </table:table-cell>
          <table:table-cell office:value-type="string">
            <text:p>;</text:p>
          </table:table-cell>
          <table:table-cell table:style-name="ce3" office:value-type="string">
            <text:p>44. lehky motorizovany prapor</text:p>
          </table:table-cell>
          <table:table-cell office:value-type="string">
            <text:p>;</text:p>
          </table:table-cell>
          <table:table-cell office:value-type="float" office:value="51">
            <text:p>5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39">
            <text:p>739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53">
            <text:p>2000053</text:p>
          </table:table-cell>
          <table:table-cell office:value-type="string">
            <text:p>;</text:p>
          </table:table-cell>
          <table:table-cell table:style-name="ce3" office:value-type="string">
            <text:p>7. mechanizovana brigada </text:p>
          </table:table-cell>
          <table:table-cell office:value-type="string">
            <text:p>;</text:p>
          </table:table-cell>
          <table:table-cell office:value-type="float" office:value="51">
            <text:p>5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40">
            <text:p>740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54">
            <text:p>2000054</text:p>
          </table:table-cell>
          <table:table-cell office:value-type="string">
            <text:p>;</text:p>
          </table:table-cell>
          <table:table-cell table:style-name="ce3" office:value-type="string">
            <text:p>71. mechanizovany prapor</text:p>
          </table:table-cell>
          <table:table-cell office:value-type="string">
            <text:p>;</text:p>
          </table:table-cell>
          <table:table-cell office:value-type="float" office:value="51">
            <text:p>5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41">
            <text:p>741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55">
            <text:p>2000055</text:p>
          </table:table-cell>
          <table:table-cell office:value-type="string">
            <text:p>;</text:p>
          </table:table-cell>
          <table:table-cell table:style-name="ce3" office:value-type="string">
            <text:p>72. mechanizovany prapor </text:p>
          </table:table-cell>
          <table:table-cell office:value-type="string">
            <text:p>;</text:p>
          </table:table-cell>
          <table:table-cell office:value-type="float" office:value="51">
            <text:p>5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42">
            <text:p>742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56">
            <text:p>2000056</text:p>
          </table:table-cell>
          <table:table-cell office:value-type="string">
            <text:p>;</text:p>
          </table:table-cell>
          <table:table-cell table:style-name="ce3" office:value-type="string">
            <text:p>73. tankovy prapor</text:p>
          </table:table-cell>
          <table:table-cell office:value-type="string">
            <text:p>;</text:p>
          </table:table-cell>
          <table:table-cell office:value-type="float" office:value="51">
            <text:p>5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43">
            <text:p>743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57">
            <text:p>2000057</text:p>
          </table:table-cell>
          <table:table-cell office:value-type="string">
            <text:p>;</text:p>
          </table:table-cell>
          <table:table-cell table:style-name="ce3" office:value-type="string">
            <text:p>74. lehky motorizovany prapor</text:p>
          </table:table-cell>
          <table:table-cell office:value-type="string">
            <text:p>;</text:p>
          </table:table-cell>
          <table:table-cell office:value-type="float" office:value="51">
            <text:p>5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44">
            <text:p>744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58">
            <text:p>2000058</text:p>
          </table:table-cell>
          <table:table-cell office:value-type="string">
            <text:p>;</text:p>
          </table:table-cell>
          <table:table-cell table:style-name="ce4" office:value-type="string">
            <text:p>Militer Iskandar Muda</text:p>
          </table:table-cell>
          <table:table-cell office:value-type="string">
            <text:p>;</text:p>
          </table:table-cell>
          <table:table-cell office:value-type="float" office:value="121">
            <text:p>12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45">
            <text:p>745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59">
            <text:p>2000059</text:p>
          </table:table-cell>
          <table:table-cell office:value-type="string">
            <text:p>;</text:p>
          </table:table-cell>
          <table:table-cell table:style-name="ce4" office:value-type="string">
            <text:p>Militer I/Bukit Barisan</text:p>
          </table:table-cell>
          <table:table-cell office:value-type="string">
            <text:p>;</text:p>
          </table:table-cell>
          <table:table-cell office:value-type="float" office:value="121">
            <text:p>12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46">
            <text:p>746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60">
            <text:p>2000060</text:p>
          </table:table-cell>
          <table:table-cell office:value-type="string">
            <text:p>;</text:p>
          </table:table-cell>
          <table:table-cell table:style-name="ce4" office:value-type="string">
            <text:p>Militer II/Sriwijaya</text:p>
          </table:table-cell>
          <table:table-cell office:value-type="string">
            <text:p>;</text:p>
          </table:table-cell>
          <table:table-cell office:value-type="float" office:value="121">
            <text:p>12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47">
            <text:p>747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61">
            <text:p>2000061</text:p>
          </table:table-cell>
          <table:table-cell office:value-type="string">
            <text:p>;</text:p>
          </table:table-cell>
          <table:table-cell table:style-name="ce4" office:value-type="string">
            <text:p>Militer Jayakarta</text:p>
          </table:table-cell>
          <table:table-cell office:value-type="string">
            <text:p>;</text:p>
          </table:table-cell>
          <table:table-cell office:value-type="float" office:value="121">
            <text:p>12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48">
            <text:p>748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62">
            <text:p>2000062</text:p>
          </table:table-cell>
          <table:table-cell office:value-type="string">
            <text:p>;</text:p>
          </table:table-cell>
          <table:table-cell table:style-name="ce4" office:value-type="string">
            <text:p>Militer III/Siliwangi </text:p>
          </table:table-cell>
          <table:table-cell office:value-type="string">
            <text:p>;</text:p>
          </table:table-cell>
          <table:table-cell office:value-type="float" office:value="121">
            <text:p>12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49">
            <text:p>749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63">
            <text:p>2000063</text:p>
          </table:table-cell>
          <table:table-cell office:value-type="string">
            <text:p>;</text:p>
          </table:table-cell>
          <table:table-cell table:style-name="ce4" office:value-type="string">
            <text:p>Militer IV/Diponegoro</text:p>
          </table:table-cell>
          <table:table-cell office:value-type="string">
            <text:p>;</text:p>
          </table:table-cell>
          <table:table-cell office:value-type="float" office:value="121">
            <text:p>12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50">
            <text:p>750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64">
            <text:p>2000064</text:p>
          </table:table-cell>
          <table:table-cell office:value-type="string">
            <text:p>;</text:p>
          </table:table-cell>
          <table:table-cell table:style-name="ce4" office:value-type="string">
            <text:p>Militer V/Brawijaya </text:p>
          </table:table-cell>
          <table:table-cell office:value-type="string">
            <text:p>;</text:p>
          </table:table-cell>
          <table:table-cell office:value-type="float" office:value="121">
            <text:p>12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51">
            <text:p>751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65">
            <text:p>2000065</text:p>
          </table:table-cell>
          <table:table-cell office:value-type="string">
            <text:p>;</text:p>
          </table:table-cell>
          <table:table-cell table:style-name="ce4" office:value-type="string">
            <text:p>Militer XII/Tanjungpura</text:p>
          </table:table-cell>
          <table:table-cell office:value-type="string">
            <text:p>;</text:p>
          </table:table-cell>
          <table:table-cell office:value-type="float" office:value="121">
            <text:p>12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52">
            <text:p>752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66">
            <text:p>2000066</text:p>
          </table:table-cell>
          <table:table-cell office:value-type="string">
            <text:p>;</text:p>
          </table:table-cell>
          <table:table-cell table:style-name="ce4" office:value-type="string">
            <text:p>Komando Daerah Militer VI/Mulawarman</text:p>
          </table:table-cell>
          <table:table-cell office:value-type="string">
            <text:p>;</text:p>
          </table:table-cell>
          <table:table-cell office:value-type="float" office:value="121">
            <text:p>12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53">
            <text:p>753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67">
            <text:p>2000067</text:p>
          </table:table-cell>
          <table:table-cell office:value-type="string">
            <text:p>;</text:p>
          </table:table-cell>
          <table:table-cell table:style-name="ce4" office:value-type="string">
            <text:p>Militer VII/Wirabuana</text:p>
          </table:table-cell>
          <table:table-cell office:value-type="string">
            <text:p>;</text:p>
          </table:table-cell>
          <table:table-cell office:value-type="float" office:value="121">
            <text:p>12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54">
            <text:p>754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68">
            <text:p>2000068</text:p>
          </table:table-cell>
          <table:table-cell office:value-type="string">
            <text:p>;</text:p>
          </table:table-cell>
          <table:table-cell table:style-name="ce4" office:value-type="string">
            <text:p>Militer IX/Udayana</text:p>
          </table:table-cell>
          <table:table-cell office:value-type="string">
            <text:p>;</text:p>
          </table:table-cell>
          <table:table-cell office:value-type="float" office:value="121">
            <text:p>12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55">
            <text:p>755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69">
            <text:p>2000069</text:p>
          </table:table-cell>
          <table:table-cell office:value-type="string">
            <text:p>;</text:p>
          </table:table-cell>
          <table:table-cell table:style-name="ce4" office:value-type="string">
            <text:p>Militer XVI/Pattimura</text:p>
          </table:table-cell>
          <table:table-cell office:value-type="string">
            <text:p>;</text:p>
          </table:table-cell>
          <table:table-cell office:value-type="float" office:value="121">
            <text:p>12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56">
            <text:p>756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2">
          <table:table-cell office:value-type="float" office:value="2000070">
            <text:p>2000070</text:p>
          </table:table-cell>
          <table:table-cell office:value-type="string">
            <text:p>;</text:p>
          </table:table-cell>
          <table:table-cell table:style-name="ce4" office:value-type="string">
            <text:p>Militer XVII/Cenderawasih</text:p>
          </table:table-cell>
          <table:table-cell office:value-type="string">
            <text:p>;</text:p>
          </table:table-cell>
          <table:table-cell office:value-type="float" office:value="121">
            <text:p>12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57">
            <text:p>757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758">
            <text:p>758</text:p>
          </table:table-cell>
          <table:table-cell office:value-type="string">
            <text:p>;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4"/>
          <table:table-cell table:style-name="ce1"/>
          <table:table-cell table:number-columns-repeated="1003"/>
        </table:table-row>
        <table:table-row table:style-name="ro1"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4"/>
          <table:table-cell table:style-name="ce1"/>
          <table:table-cell table:number-columns-repeated="1003"/>
        </table:table-row>
        <table:table-row table:style-name="ro1"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4"/>
          <table:table-cell table:style-name="ce1"/>
          <table:table-cell table:number-columns-repeated="1003"/>
        </table:table-row>
        <table:table-row table:style-name="ro1"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4"/>
          <table:table-cell table:style-name="ce1"/>
          <table:table-cell table:number-columns-repeated="1003"/>
        </table:table-row>
        <table:table-row table:style-name="ro1"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4"/>
          <table:table-cell table:style-name="ce1"/>
          <table:table-cell table:number-columns-repeated="1003"/>
        </table:table-row>
        <table:table-row table:style-name="ro1"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4"/>
          <table:table-cell table:style-name="ce1"/>
          <table:table-cell table:number-columns-repeated="1003"/>
        </table:table-row>
        <table:table-row table:style-name="ro1"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4"/>
          <table:table-cell table:style-name="ce1"/>
          <table:table-cell table:number-columns-repeated="1003"/>
        </table:table-row>
        <table:table-row table:style-name="ro1"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4"/>
          <table:table-cell table:style-name="ce1"/>
          <table:table-cell table:number-columns-repeated="1003"/>
        </table:table-row>
        <table:table-row table:style-name="ro1"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4"/>
          <table:table-cell table:style-name="ce1"/>
          <table:table-cell table:number-columns-repeated="1003"/>
        </table:table-row>
        <table:table-row table:style-name="ro1"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12">
          <table:table-cell table:number-columns-repeated="33"/>
          <table:table-cell table:style-name="Default"/>
          <table:table-cell table:style-name="ce4" table:number-columns-repeated="3"/>
          <table:table-cell table:number-columns-repeated="987"/>
        </table:table-row>
        <table:table-row table:style-name="ro1">
          <table:table-cell table:number-columns-repeated="33"/>
          <table:table-cell table:style-name="Default" table:number-columns-repeated="4"/>
          <table:table-cell table:number-columns-repeated="987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7">07.11.2014</text:date>, <text:time>21:21:4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6:20:37.79</meta:creation-date>
    <dc:date>2014-11-07T21:21:46.62</dc:date>
    <meta:editing-duration>PT10H53M43S</meta:editing-duration>
    <meta:editing-cycles>3</meta:editing-cycles>
    <meta:generator>OpenOffice.org/3.4.1$Win32 OpenOffice.org_project/341m1$Build-9593</meta:generator>
    <meta:document-statistic meta:table-count="3" meta:cell-count="1750" meta:object-count="0"/>
  </office:meta>
</office:document-meta>
</file>